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9af27" officeooo:paragraph-rsid="0009af27" style:font-size-asian="20pt" style:font-size-complex="20pt"/>
    </style:style>
    <style:style style:name="P2" style:family="paragraph" style:parent-style-name="Standard">
      <style:text-properties fo:font-size="20pt" officeooo:rsid="000b2c3d" officeooo:paragraph-rsid="000b2c3d" style:font-size-asian="20pt" style:font-size-complex="20pt"/>
    </style:style>
    <style:style style:name="T1" style:family="text">
      <style:text-properties officeooo:rsid="000b2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 = gauche <text:span text:style-name="T1">= pad gauche vers gauche</text:span></text:p>
      <text:p text:style-name="P1">D = droite <text:span text:style-name="T1">= <text:s/>pad gauche vers droite</text:span></text:p>
      <text:p text:style-name="P1">SPACE = saut <text:span text:style-name="T1">= X</text:span></text:p>
      <text:p text:style-name="P1">SHIFT = dodge <text:span text:style-name="T1">= L1</text:span></text:p>
      <text:p text:style-name="P1">HAUT = switch arme <text:span text:style-name="T1">= touche haut</text:span></text:p>
      <text:p text:style-name="P1">BAS = switch arme <text:span text:style-name="T1">= touche bas</text:span></text:p>
      <text:p text:style-name="P1">A = attaque légères <text:span text:style-name="T1">= carré</text:span></text:p>
      <text:p text:style-name="P1">E = attaque lourdes <text:span text:style-name="T1">= O</text:span></text:p>
      <text:p text:style-name="P1">Z = switch mode <text:span text:style-name="T1">= triangle</text:span></text:p>
      <text:p text:style-name="P1">R = interragire <text:span text:style-name="T1">= R1</text:span></text:p>
      <text:p text:style-name="P1">X = heal <text:span text:style-name="T1">= L2</text:span></text:p>
      <text:p text:style-name="P2">alt = menu = start</text:p>
      <text:p text:style-name="P2">ctrl = map = select</text:p>
      <text:p text:style-name="P2">F = inventaire = R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0:39:35.193000000</meta:creation-date>
    <dc:date>2023-05-17T10:54:26.547000000</dc:date>
    <meta:editing-duration>PT14M50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4" meta:word-count="83" meta:character-count="332" meta:non-whitespace-character-count="262"/>
  </office:meta>
</office:document-meta>
</file>